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1c0491" officeooo:paragraph-rsid="001c0491"/>
    </style:style>
    <style:style style:name="P2" style:family="paragraph" style:parent-style-name="Standard">
      <style:text-properties officeooo:rsid="001b2696" officeooo:paragraph-rsid="001b2696"/>
    </style:style>
    <style:style style:name="T1" style:family="text">
      <style:text-properties officeooo:rsid="0019d0d9"/>
    </style:style>
    <style:style style:name="T2" style:family="text">
      <style:text-properties officeooo:rsid="001b2696"/>
    </style:style>
    <style:style style:name="T3" style:family="text">
      <style:text-properties fo:color="#ff0000" officeooo:rsid="001b2696"/>
    </style:style>
    <style:style style:name="T4" style:family="text">
      <style:text-properties officeooo:rsid="001bb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行李单：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骏的行李：</text:p>
            <text:p text:style-name="Table_20_Contents">睡衣 x <text:span text:style-name="T1">1</text:span></text:p>
            <text:p text:style-name="Table_20_Contents">内裤 x <text:span text:style-name="T1">4..</text:span></text:p>
            <text:p text:style-name="Table_20_Contents">袜子 x <text:span text:style-name="T1">4..</text:span></text:p>
            <text:p text:style-name="Table_20_Contents">鞋子 x <text:span text:style-name="T2">2..（马丁，</text:span><text:span text:style-name="T3">新买</text:span><text:span text:style-name="T2">）</text:span></text:p>
            <text:p text:style-name="Table_20_Contents">T-shirt x <text:span text:style-name="T2">2 （黑色的，J&amp;J）</text:span></text:p>
            <text:p text:style-name="Table_20_Contents">衬衣 x <text:span text:style-name="T2">2</text:span></text:p>
            <text:p text:style-name="Table_20_Contents">围巾 x <text:span text:style-name="T4">1..</text:span></text:p>
            <text:p text:style-name="Table_20_Contents">针织（Di Mare）</text:p>
            <text:p text:style-name="P1">卫衣</text:p>
            <text:p text:style-name="Table_20_Contents">长裤 （黑色hm，黑色）</text:p>
            <text:p text:style-name="Table_20_Contents">棉毛裤 x <text:span text:style-name="T2">2</text:span></text:p>
            <text:p text:style-name="Table_20_Contents">棉毛衣 x <text:span text:style-name="T2">2</text:span></text:p>
            <text:p text:style-name="Table_20_Contents">外套 <text:span text:style-name="T2">(backyard, hollister)</text:span></text:p>
            <text:p text:style-name="Table_20_Contents">发胶 <text:span text:style-name="T4">x 1..</text:span></text:p>
          </table:table-cell>
          <table:table-cell table:style-name="Table1.B1" office:value-type="string">
            <text:p text:style-name="Table_20_Contents">均的行李：</text:p>
          </table:table-cell>
        </table:table-row>
      </table:table>
      <text:p text:style-name="Standard"/>
      <text:p text:style-name="Standard">Checklist：</text:p>
      <text:p text:style-name="Standard">相机x <text:span text:style-name="T1">1</text:span></text:p>
      <text:p text:style-name="Standard">电脑x <text:span text:style-name="T1">0..1</text:span></text:p>
      <text:p text:style-name="Standard">苹果充电器 x <text:span text:style-name="T1">2..</text:span></text:p>
      <text:p text:style-name="Standard">沐浴乳 x <text:span text:style-name="T1">1..</text:span></text:p>
      <text:p text:style-name="Standard">洗发露 x <text:span text:style-name="T1">1..</text:span></text:p>
      <text:p text:style-name="Standard">护发素 x <text:span text:style-name="T1">1..</text:span></text:p>
      <text:p text:style-name="P2">洗面奶</text:p>
      <text:p text:style-name="P2">面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5:19:07.269790025</meta:creation-date>
    <dc:date>2016-12-16T15:52:27.193521036</dc:date>
    <meta:editing-duration>PT12M38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128" meta:character-count="223" meta:non-whitespace-character-count="188"/>
  </office:meta>
</office:document-meta>
</file>